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11dab4" officeooo:paragraph-rsid="0011dab4"/>
    </style:style>
    <style:style style:name="P2" style:family="paragraph" style:parent-style-name="Standard">
      <style:text-properties officeooo:rsid="0011dab4" officeooo:paragraph-rsid="0011dab4"/>
    </style:style>
    <style:style style:name="P3" style:family="paragraph" style:parent-style-name="Text_20_body" style:list-style-name="L1">
      <style:text-properties officeooo:paragraph-rsid="0013aaef"/>
    </style:style>
    <style:style style:name="P4" style:family="paragraph" style:parent-style-name="Text_20_body" style:list-style-name="L1">
      <style:text-properties officeooo:rsid="0014bde2" officeooo:paragraph-rsid="0014bde2"/>
    </style:style>
    <style:style style:name="P5" style:family="paragraph" style:parent-style-name="Text_20_body" style:list-style-name="L1">
      <style:text-properties officeooo:rsid="0015fffe" officeooo:paragraph-rsid="0015fffe"/>
    </style:style>
    <style:style style:name="P6" style:family="paragraph" style:parent-style-name="Text_20_body" style:list-style-name="L1">
      <style:text-properties officeooo:rsid="00187385" officeooo:paragraph-rsid="00187385"/>
    </style:style>
    <style:style style:name="P7" style:family="paragraph" style:parent-style-name="Text_20_body" style:list-style-name="L1">
      <style:text-properties officeooo:rsid="001991c1" officeooo:paragraph-rsid="001991c1"/>
    </style:style>
    <style:style style:name="P8" style:family="paragraph" style:parent-style-name="Text_20_body" style:list-style-name="L1">
      <style:text-properties officeooo:rsid="001c1890" officeooo:paragraph-rsid="001c1890"/>
    </style:style>
    <style:style style:name="P9" style:family="paragraph" style:parent-style-name="Text_20_body" style:list-style-name="L1">
      <style:text-properties officeooo:rsid="001d00a1" officeooo:paragraph-rsid="001d00a1"/>
    </style:style>
    <style:style style:name="P10" style:family="paragraph" style:parent-style-name="Text_20_body">
      <style:text-properties officeooo:rsid="001f89b9" officeooo:paragraph-rsid="001f89b9"/>
    </style:style>
    <style:style style:name="P11" style:family="paragraph" style:parent-style-name="Text_20_body" style:list-style-name="L2">
      <style:paragraph-properties fo:line-height="100%"/>
      <style:text-properties officeooo:rsid="001f89b9" officeooo:paragraph-rsid="001f89b9"/>
    </style:style>
    <style:style style:name="P12" style:family="paragraph" style:parent-style-name="Text_20_body">
      <style:paragraph-properties fo:line-height="100%"/>
      <style:text-properties officeooo:rsid="0020dc1a" officeooo:paragraph-rsid="0020dc1a"/>
    </style:style>
    <style:style style:name="P13" style:family="paragraph" style:parent-style-name="Text_20_body">
      <style:paragraph-properties fo:line-height="100%"/>
      <style:text-properties officeooo:rsid="002180d8" officeooo:paragraph-rsid="002180d8"/>
    </style:style>
    <style:style style:name="P14" style:family="paragraph" style:parent-style-name="Text_20_body">
      <style:text-properties officeooo:rsid="0023aaae" officeooo:paragraph-rsid="0023aaae"/>
    </style:style>
    <style:style style:name="P15" style:family="paragraph" style:parent-style-name="Text_20_body">
      <style:text-properties officeooo:rsid="00247d58" officeooo:paragraph-rsid="00247d58"/>
    </style:style>
    <style:style style:name="P16" style:family="paragraph" style:parent-style-name="Heading_20_1">
      <style:text-properties fo:language="en" fo:country="US"/>
    </style:style>
    <style:style style:name="P17" style:family="paragraph" style:parent-style-name="Heading_20_2">
      <style:text-properties fo:language="en" fo:country="US"/>
    </style:style>
    <style:style style:name="P18" style:family="paragraph" style:parent-style-name="Heading_20_2">
      <style:text-properties fo:language="en" fo:country="US" officeooo:paragraph-rsid="0018e986"/>
    </style:style>
    <style:style style:name="P19" style:family="paragraph" style:parent-style-name="Footnote">
      <style:text-properties fo:language="en" fo:country="US" officeooo:rsid="001991c1" officeooo:paragraph-rsid="001991c1"/>
    </style:style>
    <style:style style:name="P20" style:family="paragraph" style:parent-style-name="Footnote">
      <style:text-properties officeooo:rsid="001c1890" officeooo:paragraph-rsid="001c1890"/>
    </style:style>
    <style:style style:name="T1" style:family="text">
      <style:text-properties officeooo:rsid="00106f19"/>
    </style:style>
    <style:style style:name="T2" style:family="text">
      <style:text-properties fo:language="en" fo:country="US"/>
    </style:style>
    <style:style style:name="T3" style:family="text">
      <style:text-properties fo:language="en" fo:country="US" officeooo:rsid="0013aaef"/>
    </style:style>
    <style:style style:name="T4" style:family="text">
      <style:text-properties fo:language="en" fo:country="US" officeooo:rsid="00106f19"/>
    </style:style>
    <style:style style:name="T5" style:family="text">
      <style:text-properties fo:language="en" fo:country="US" officeooo:rsid="00175d8a"/>
    </style:style>
    <style:style style:name="T6" style:family="text">
      <style:text-properties fo:language="en" fo:country="US" officeooo:rsid="001aa2b4"/>
    </style:style>
    <style:style style:name="T7" style:family="text">
      <style:text-properties fo:language="en" fo:country="US" officeooo:rsid="001c2800"/>
    </style:style>
    <style:style style:name="T8" style:family="text">
      <style:text-properties fo:language="en" fo:country="US" officeooo:rsid="001d00a1"/>
    </style:style>
    <style:style style:name="T9" style:family="text">
      <style:text-properties fo:language="en" fo:country="US" officeooo:rsid="001c1890"/>
    </style:style>
    <style:style style:name="T10" style:family="text">
      <style:text-properties fo:language="en" fo:country="US" officeooo:rsid="00235380"/>
    </style:style>
    <style:style style:name="T11" style:family="text">
      <style:text-properties fo:language="en" fo:country="US" officeooo:rsid="0023aaae"/>
    </style:style>
    <style:style style:name="T12" style:family="text">
      <style:text-properties officeooo:rsid="0018e986"/>
    </style:style>
    <style:style style:name="T13" style:family="text">
      <style:text-properties style:font-name="Courier 10 Pitch" fo:font-size="10pt" fo:language="en" fo:country="US" style:font-size-asian="10pt" style:font-size-complex="10pt"/>
    </style:style>
    <style:style style:name="T14" style:family="text">
      <style:text-properties style:font-name="Courier 10 Pitch" fo:font-size="10pt" fo:language="en" fo:country="US" officeooo:rsid="0013aaef" style:font-size-asian="10pt" style:font-size-complex="10pt"/>
    </style:style>
    <style:style style:name="T15" style:family="text">
      <style:text-properties style:font-name="Courier 10 Pitch" fo:font-size="10pt" fo:language="en" fo:country="US" officeooo:rsid="00106f19" style:font-size-asian="10pt" style:font-size-complex="10pt"/>
    </style:style>
    <style:style style:name="T16" style:family="text">
      <style:text-properties officeooo:rsid="001e906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How to <text:span text:style-name="T1">compile</text:span> CC2650STK SensorTag under Linux</text:h>
      <text:p text:style-name="P1">My main development platform, including cross compilation is a Debian Linux. I am not addicted to Linux, but many open source software are supported by this operating system and it is my main rational to have selected Debian as a development platform. The future of development is not clear in term of client OS as windows become more and more complex and you are not going to develop under android either… Anyway! For the development I want to do with the CC2560STK, I wanted to have this under Debian and the off the self Texas Instruments setting didn't allow me to do that.</text:p>
      <text:p text:style-name="P1">Why?</text:p>
      <text:h text:style-name="P17" text:outline-level="2">Why its not natively possible ? </text:h>
      <text:p text:style-name="P1">The source code of the Sensortag application is delivered for CCS and IAR with the Texas ble stack. You can download this stack at <text:a xlink:type="simple" xlink:href="http://www.ti.com/tool/ble-stack" text:style-name="Internet_20_link" text:visited-style-name="Visited_20_Internet_20_Link">http://www.ti.com/tool/ble-stack</text:a></text:p>
      <text:p text:style-name="P2"><text:span text:style-name="T2">One need to select the BLE-STACK-2 (BLE-STACK V2). After approval from Texas software delivery system you will end up download </text:span><text:span text:style-name="T1">ble_cc26xx_setupwin32_2_00_00_42893.exe.</text:span></text:p>
      <text:p text:style-name="P1">This is a Windows executable and they are no other option !</text:p>
      <text:h text:style-name="P18" text:outline-level="2">Main steps to “port” SensorTag <text:span text:style-name="T12">cross compile</text:span> to Debian</text:h>
      <text:list xml:id="list7985689347131044054" text:style-name="L1">
        <text:list-item>
          <text:p text:style-name="P3"><text:span text:style-name="T3">Make sure Debian has Wine installed (</text:span><text:span text:style-name="T13">apt-get install wine</text:span><text:span text:style-name="T3">), </text:span><text:span text:style-name="T6">i</text:span><text:span text:style-name="T3">nstall <text:s/></text:span><text:span text:style-name="T4">ble_cc26xx_setupwin32_2_00_00_42893.exe </text:span><text:span text:style-name="T3">with Wine: <text:line-break/></text:span><text:span text:style-name="T14">wine </text:span><text:span text:style-name="T15">ble_cc26xx_setupwin32_2_00_00_42893.exe</text:span><text:span text:style-name="T3"><text:note text:id="ftn0" text:note-class="footnote"><text:note-citation>1</text:note-citation><text:note-body><text:p text:style-name="P19">You can also install the ble-stack on a windows machine and you just have to copy simplelink to Debian in step <text:span text:style-name="T16">5</text:span></text:p></text:note-body></text:note></text:span></text:p>
        </text:list-item>
        <text:list-item>
          <text:p text:style-name="P4"><text:span text:style-name="T2">SensorTag source is in </text:span><text:span text:style-name="T13">~/.wine/ti/simplelink/ble_cc26xx_2_00_00_42893/Projects/ble/SensorTag</text:span></text:p>
        </text:list-item>
        <text:list-item>
          <text:p text:style-name="P4"><text:span text:style-name="T2">Install CCS 6 Code Composer IDE </text:span><text:a xlink:type="simple" xlink:href="http://software-dl.ti.com/ccs/esd/CCSv6/latest/" text:style-name="Internet_20_link" text:visited-style-name="Visited_20_Internet_20_Link">http://software-dl.ti.com/ccs/esd/CCSv6/latest/</text:a><text:span text:style-name="T2"><text:note text:id="ftn1" text:note-class="footnote"><text:note-citation>2</text:note-citation><text:note-body><text:p text:style-name="P20">P<text:span text:style-name="T2">lease accept all the default option (like the ../ti as install folder etc...</text:span></text:p></text:note-body></text:note></text:span></text:p>
        </text:list-item>
        <text:list-item>
          <text:p text:style-name="P5"><text:span text:style-name="T2">Get the TI-RTOS version corresponding to the simplelink above (tirtos_simplelink_2_11_01_09 is a peer directory of simplelink). You can't use this as its is formated for windows. Go to </text:span><text:a xlink:type="simple" xlink:href="http://www.ti.com/tool/TI-RTOS" text:style-name="Internet_20_link" text:visited-style-name="Visited_20_Internet_20_Link">http://www.ti.com/tool/TI-RTOS</text:a><text:span text:style-name="T2"> to download the proper version (</text:span><text:a xlink:type="simple" xlink:href="http://software-dl.ti.com/dsps/dsps_public_sw/sdo_sb/targetcontent/tirtos/index.html" text:style-name="Internet_20_link" text:visited-style-name="Visited_20_Internet_20_Link">http://software-dl.ti.com/dsps/dsps_public_sw/sdo_sb/targetcontent/tirtos/index.html</text:a><text:span text:style-name="T2">): </text:span><text:span text:style-name="T5">select the Linux flavor</text:span></text:p>
        </text:list-item>
        <text:list-item>
          <text:p text:style-name="P6"><text:span text:style-name="T2">Copy the simplelink folder in the &lt;ccs install dir root&gt; (I'll use /opt/ti from now)</text:span></text:p>
        </text:list-item>
        <text:list-item>
          <text:p text:style-name="P7"><text:span text:style-name="T2">Make sure you open CCS6 as root when you have installed TI-RTOS (and the corresponding xdctools) after close it and start it as a user again (this is to have the access rights to install CCS6 addons)</text:span></text:p>
        </text:list-item>
        <text:list-item>
          <text:p text:style-name="P7"><text:span text:style-name="T2">Open CCS6 as a user, add simplelink as an example discovery folder. Import SensorTag and SensorTagStack from the example wizard.</text:span></text:p>
        </text:list-item>
        <text:list-item>
          <text:p text:style-name="P8"><text:span text:style-name="T2">We are almost there… We need now to adapt the project to the current environment</text:span></text:p>
          <text:list>
            <text:list-item>
              <text:p text:style-name="P8"><text:span text:style-name="T2">Change both project</text:span><text:span text:style-name="T8">s</text:span><text:span text:style-name="T2"> CC26XXWARE and TI_RTOS_DRIVERS_BASE “</text:span><text:a xlink:type="simple" xlink:href="../../../../../C:/" text:style-name="Internet_20_link" text:visited-style-name="Visited_20_Internet_20_Link">C:/</text:a><text:span text:style-name="T2">” </text:span><text:span text:style-name="T7">prefix</text:span><text:span text:style-name="T2"> to “/opt”</text:span></text:p>
            </text:list-item>
            <text:list-item>
              <text:p text:style-name="P9"><text:span text:style-name="T2">Verify the “Linked Resources” and adapt all the faulty references</text:span></text:p>
            </text:list-item>
          </text:list>
        </text:list-item>
      </text:list>
      <text:h text:style-name="Heading_20_2" text:outline-level="2"><text:soft-page-break/><text:span text:style-name="T2">How to change <text:s/></text:span><text:span text:style-name="T9">CC26XXWARE and TI_RTOS_DRIVERS_BASE?</text:span></text:h>
      <text:p text:style-name="P10"><text:span text:style-name="T9">U</text:span><text:span text:style-name="T2">nder CCS, Select the project SensorTag, right click and select Properties </text:span><text:span text:style-name="T10">(some time you need to select the project twice to have the menu </text:span><text:span text:style-name="T11">pop-up</text:span><text:span text:style-name="T10"> on right-click: known limitation of eclipse...)</text:span><text:span text:style-name="T2">. Open the Resource item and click on “Linked Resources”.</text:span></text:p>
      <text:p text:style-name="P10"><text:span text:style-name="T2">Select the “Path Variables” tab. Among others you can see</text:span></text:p>
      <text:list xml:id="list4549941397630027504" text:style-name="L2">
        <text:list-item>
          <text:p text:style-name="P11"><text:span text:style-name="T2">CC26XXWARE</text:span></text:p>
        </text:list-item>
        <text:list-item>
          <text:p text:style-name="P11"><text:span text:style-name="T2">TI_RTOS_DRIVERS_BASE</text:span></text:p>
        </text:list-item>
      </text:list>
      <text:p text:style-name="P12"><text:span text:style-name="T2">Replace the “C:” by “/opt” (or the appropriate folder where ti rtos is installed).</text:span></text:p>
      <text:p text:style-name="P13"><text:span text:style-name="T2">Repeat the same steps for SensorTagStack project</text:span></text:p>
      <text:h text:style-name="Heading_20_2" text:outline-level="2"><text:span text:style-name="T9">H</text:span><text:span text:style-name="T2">ow to review Linked Resources and change faulty references?</text:span></text:h>
      <text:p text:style-name="P14"><text:span text:style-name="T2">For each of the above mentioned projects, go to the “Path Variables” tab (same directions as “How to change CC26XXWARE…), now click on “Linked Resources”.</text:span></text:p>
      <text:p text:style-name="P14"><text:span text:style-name="T2">Resources with wrong location are set apart on the top of a list. For each of those, you need to associate the appropriate resource, most of the time, this is due to a mix of Upper/Lower case.</text:span></text:p>
      <text:p text:style-name="P14"><text:span text:style-name="T2">For example: in a source file, #include &lt;SensorTag.h&gt; and the actual file is “sensortag.h”. Try to keep location relative this will help port to other machines. (use Variables and see the “Variable relative location” section).</text:span></text:p>
      <text:h text:style-name="Heading_20_1" text:outline-level="1"><text:span text:style-name="T2">Compile and debug</text:span></text:h>
      <text:p text:style-name="P15"><text:span text:style-name="T2">After implementing all the above steps, the software should compile. Before compiling, you have to select the appropraite emulator. For CC2650STK, I have the “Debugger devPack” aka XDS110. To tune this option, Go to SensorTag project properties and select the General section.</text:span></text:p>
      <text:p text:style-name="P15"><text:span text:style-name="T2">The variant should be set to CC2650F128.</text:span></text:p>
      <text:p text:style-name="P15"><text:span text:style-name="T2">The Connection set to “Texas Instruments XDS110 USB Debug Probe”</text:span></text:p>
      <text:p text:style-name="P15"><text:span text:style-name="T2">Compile the project and “debug” to upload the image and debug it! All s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lbert Brault</meta:initial-creator>
    <meta:creation-date>2015-06-20T09:06:14.628664781</meta:creation-date>
    <dc:date>2015-06-20T10:30:08.152212024</dc:date>
    <dc:creator>Gilbert Brault</dc:creator>
    <meta:editing-duration>PT1H23M45S</meta:editing-duration>
    <meta:editing-cycles>21</meta:editing-cycles>
    <meta:generator>LibreOffice/4.4.2.2$Linux_X86_64 LibreOffice_project/40m0$Build-2</meta:generator>
    <meta:document-statistic meta:table-count="0" meta:image-count="0" meta:object-count="0" meta:page-count="2" meta:paragraph-count="36" meta:word-count="665" meta:character-count="4266" meta:non-whitespace-character-count="3645"/>
  </office:meta>
</office:document-meta>
</file>